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4" office:value-type="string">
            <text:p>Cross Reference for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6"/>
        </table:table-row>
        <table:table-row table:style-name="ro5">
          <table:table-cell/>
          <table:table-cell table:number-columns-repeated="2" table:style-name="ce7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/>
          <table:table-cell table:style-name="ce7" office:value-type="float" office:value="8">
            <text:p>8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>
            <text:p>No variables in global area, failed project!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 office:value-type="string">
            <text:p>Using doubles will fail the project, floats OK!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>
            <text:p>All variables &lt;= 7 characters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Model as pseudo code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>
            <text:p>All Local, only Conversions/Physics/Math in Global area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>
            <text:p>Emulate style in book/in class repositiory</text:p>
          </table:table-cell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All libraries included have to be used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Independent if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/>
          <table:table-cell table:style-name="ce7" office:value-type="float" office:value="8">
            <text:p>8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>
            <text:p>Failed Project if included</text:p>
          </table:table-cell>
          <table:table-cell table:number-columns-repeated="1016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55])" office:value-type="float" office:value="100">
            <text:p>100</text:p>
          </table:table-cell>
          <table:table-cell table:style-name="ce9"/>
          <table:table-cell table:number-columns-repeated="1016"/>
        </table:table-row>
        <table:table-row table:style-name="ro5" table:number-rows-repeated="1048519">
          <table:table-cell table:number-columns-repeated="1023"/>
        </table:table-row>
        <table:table-row table:style-name="ro5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1/27/2020</text:date>, <text:time>09:2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20-01-27T09:28:37.32</dc:date>
    <dc:creator>RCC RCCD</dc:creator>
    <meta:editing-duration>PT1H4M48S</meta:editing-duration>
    <meta:editing-cycles>11</meta:editing-cycles>
    <meta:generator>OpenOffice/4.1.5$Win32 OpenOffice.org_project/415m1$Build-9789</meta:generator>
    <meta:document-statistic meta:table-count="1" meta:cell-count="133" meta:object-count="0"/>
  </office:meta>
</office:document-meta>
</file>